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6cm" fo:min-width="6.7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1cm" fo:min-width="4.368cm"/>
      <style:paragraph-properties style:writing-mode="lr-tb"/>
    </style:style>
    <style:style style:name="gr4" style:family="graphic" style:parent-style-name="objectwithoutfill">
      <style:graphic-properties draw:stroke="solid" draw:marker-end="Стили_20_стрелок_20_10" draw:marker-end-width="0.3cm"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2.042cm" fo:min-width="0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cm" fo:min-width="0.56cm" draw:shadow="hidden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1.126cm" fo:min-width="0cm" fo:wrap-option="wrap"/>
    </style:style>
    <style:style style:name="gr10" style:family="graphic" style:parent-style-name="standard">
      <style:graphic-properties draw:stroke="none" draw:fill="none" fo:min-height="0.778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1.584cm" fo:min-width="0cm" fo:wrap-option="wrap"/>
    </style:style>
    <style:style style:name="gr12" style:family="graphic" style:parent-style-name="standard">
      <style:graphic-properties draw:stroke="none" draw:fill="none" fo:min-height="1.3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1cm" fo:min-width="5.089cm" draw:shadow="hidden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52cm" fo:min-width="7.501cm" draw:shadow="hidden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7.5cm" draw:shadow="hidden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4.5cm" draw:shadow="hidden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751cm" fo:min-width="4.368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2.5cm" fo:min-width="0cm" fo:wrap-option="wrap"/>
    </style:style>
    <style:style style:name="gr19" style:family="graphic" style:parent-style-name="standard">
      <style:graphic-properties draw:stroke="none" draw:fill="none" fo:min-height="2.37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75cm" fo:min-width="9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75cm" fo:min-width="12.5cm" draw:shadow="hidden"/>
      <style:paragraph-properties style:writing-mode="lr-tb"/>
    </style:style>
    <style:style style:name="gr22" style:family="graphic" style:parent-style-name="standard">
      <style:graphic-properties draw:stroke="none" draw:fill="none" fo:min-height="0.92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999cm" fo:min-width="8.5cm" draw:shadow="hidden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cm" fo:min-width="7.5cm" draw:shadow="hidden"/>
      <style:paragraph-properties style:writing-mode="lr-tb"/>
    </style:style>
    <style:style style:name="gr25" style:family="graphic" style:parent-style-name="standard">
      <style:graphic-properties draw:fill="none" draw:textarea-vertical-align="middle" draw:auto-grow-height="false" fo:min-height="2.272cm" fo:min-width="0cm" fo:wrap-option="wrap"/>
    </style:style>
    <style:style style:name="gr26" style:family="graphic" style:parent-style-name="standard">
      <style:graphic-properties draw:stroke="none" draw:fill="none" fo:min-height="2.153cm"/>
      <style:paragraph-properties style:writing-mode="lr-tb"/>
    </style:style>
    <style:style style:name="gr27" style:family="graphic" style:parent-style-name="objectwithoutfill">
      <style:graphic-properties draw:stroke="solid" draw:marker-end="Стили_20_стрелок_20_10" draw:marker-end-width="0.3cm" draw:fill="none" draw:textarea-vertical-align="middl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5cm" draw:shadow="hidden"/>
      <style:paragraph-properties style:writing-mode="lr-tb"/>
    </style:style>
    <style:style style:name="gr29" style:family="graphic" style:parent-style-name="objectwithoutfill">
      <style:graphic-properties draw:stroke="solid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75cm" fo:min-width="4cm" draw:shadow="hidden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75cm" fo:min-width="10.5cm" draw:shadow="hidden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032cm" fo:min-width="0cm" fo:wrap-option="wrap"/>
    </style:style>
    <style:style style:name="gr35" style:family="graphic" style:parent-style-name="standard">
      <style:graphic-properties draw:stroke="none" draw:fill="none" fo:min-height="0.972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75cm" fo:min-width="11.5cm" draw:shadow="hidden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751cm" fo:min-width="4.36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751cm" fo:min-width="6.075cm" draw:shadow="hidden"/>
      <style:paragraph-properties style:writing-mode="lr-tb"/>
    </style:style>
    <style:style style:name="gr39" style:family="graphic" style:parent-style-name="standard">
      <style:graphic-properties draw:fill="none" draw:textarea-vertical-align="middle" draw:auto-grow-height="false" fo:min-height="1.814cm" fo:min-width="0cm" fo:wrap-option="wrap"/>
    </style:style>
    <style:style style:name="gr40" style:family="graphic" style:parent-style-name="standard">
      <style:graphic-properties draw:stroke="none" draw:fill="none" fo:min-height="0.37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6cm" draw:shadow="hidden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75cm" fo:min-width="8.25cm" draw:shadow="hidden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751cm" fo:min-width="4.368cm"/>
      <style:paragraph-properties style:writing-mode="lr-tb"/>
    </style:style>
    <style:style style:name="gr44" style:family="graphic" style:parent-style-name="standard">
      <style:graphic-properties draw:stroke="none" draw:fill="none" fo:min-height="2.89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75cm" fo:min-width="9.5cm" draw:shadow="hidden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75cm" fo:min-width="6.5cm" draw:shadow="hidden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751cm" fo:min-width="4.6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24pt" style:font-size-asian="24pt" style:font-size-complex="24pt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465a4" loext:opacity="100%"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2pt" style:font-size-asian="12pt" style:font-size-complex="12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style:font-size-asian="18pt" style:font-size-complex="18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3465a4" loext:opacity="100%" fo:font-size="18pt" style:font-size-asian="18pt" style:font-size-complex="18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9cm" svg:height="4.027cm" svg:x="1cm" svg:y="1cm">
          <draw:text-box>
            <text:p><text:span text:style-name="T1">Задание</text:span></text:p>
            <text:p text:style-name="P1"><text:span text:style-name="T1">Написать программу, которая из имеющегося массива строк формирует массив из строк, длина которых меньше либо равна 3 символа.</text:span></text:p>
          </draw:text-box>
        </draw:frame>
        <draw:custom-shape draw:style-name="gr2" draw:text-style-name="P3" xml:id="id1" draw:id="id1" draw:layer="layout" svg:width="8cm" svg:height="1cm" svg:x="6.75cm" svg:y="5.5cm">
          <text:p text:style-name="P3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3" draw:id="id3" draw:layer="layout" svg:width="8cm" svg:height="1cm" svg:x="6.75cm" svg:y="10.5cm">
          <text:p text:style-name="P3"><text:span text:style-name="T2">arrayLengt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draw:type="line" svg:x1="10.75cm" svg:y1="6.5cm" svg:x2="10.75cm" svg:y2="7.75cm" draw:start-shape="id1" draw:start-glue-point="6" draw:end-shape="id2" draw:end-glue-point="4" svg:d="M10750 6500v1250" svg:viewBox="0 0 1 1251">
          <text:p/>
        </draw:connector>
        <draw:g>
          <draw:custom-shape draw:style-name="gr5" draw:text-style-name="P4" draw:layer="layout" svg:width="0.25cm" svg:height="2.5cm" svg:x="13.25cm" svg:y="7.2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3.25cm" svg:y1="8.5cm" svg:x2="11.5cm" svg:y2="8.5cm">
            <text:p/>
          </draw:line>
          <draw:frame draw:style-name="gr7" draw:text-style-name="P5" draw:layer="layout" svg:width="3.25cm" svg:height="2.147cm" svg:x="13.5cm" svg:y="7.502cm">
            <draw:text-box>
              <text:p><text:span text:style-name="T3">Получаем длину массива от пользователя</text:span></text:p>
            </draw:text-box>
          </draw:frame>
        </draw:g>
        <draw:custom-shape draw:style-name="gr8" draw:text-style-name="P7" xml:id="id2" draw:id="id2" draw:layer="layout" svg:width="1.5cm" svg:height="1.5cm" svg:x="10cm" svg:y="7.75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75cm" svg:y1="11.5cm" svg:x2="10.75cm" svg:y2="12.75cm" draw:start-shape="id3" draw:start-glue-point="8" draw:end-shape="id4" draw:end-glue-point="4" svg:d="M10750 11500v1250" svg:viewBox="0 0 1 1251">
          <text:p/>
        </draw:connector>
        <draw:custom-shape draw:style-name="gr8" draw:text-style-name="P7" xml:id="id4" draw:id="id4" draw:layer="layout" svg:width="1.5cm" svg:height="1.5cm" svg:x="10cm" svg:y="12.7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9" draw:text-style-name="P4" draw:layer="layout" svg:width="0.25cm" svg:height="1.5cm" svg:x="13.25cm" svg:y="12.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3.25cm" svg:y1="13.5cm" svg:x2="11.5cm" svg:y2="13.5cm">
            <text:p/>
          </draw:line>
          <draw:frame draw:style-name="gr10" draw:text-style-name="P5" draw:layer="layout" svg:width="3.25cm" svg:height="1.199cm" svg:x="13.5cm" svg:y="12.901cm">
            <draw:text-box>
              <text:p><text:span text:style-name="T3">Создаем массив строк</text:span></text:p>
            </draw:text-box>
          </draw:frame>
        </draw:g>
        <draw:connector draw:style-name="gr4" draw:text-style-name="P4" draw:layer="layout" draw:type="line" svg:x1="10.75cm" svg:y1="9.25cm" svg:x2="10.75cm" svg:y2="10.5cm" draw:start-shape="id2" draw:start-glue-point="8" draw:end-shape="id3" draw:end-glue-point="5" svg:d="M10750 9250v1250" svg:viewBox="0 0 1 1251">
          <text:p/>
        </draw:connector>
        <draw:custom-shape draw:style-name="gr3" draw:text-style-name="P3" xml:id="id5" draw:id="id5" draw:layer="layout" svg:width="8cm" svg:height="1cm" svg:x="6.75cm" svg:y="15.5cm">
          <text:p text:style-name="P3"><text:span text:style-name="T2">arra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draw:type="line" svg:x1="10.75cm" svg:y1="14.25cm" svg:x2="10.75cm" svg:y2="15.5cm" draw:start-shape="id4" draw:start-glue-point="8" draw:end-shape="id5" draw:end-glue-point="5" svg:d="M10750 14250v1250" svg:viewBox="0 0 1 1251">
          <text:p/>
        </draw:connector>
        <draw:custom-shape draw:style-name="gr8" draw:text-style-name="P7" xml:id="id6" draw:id="id6" draw:layer="layout" svg:width="1.5cm" svg:height="1.5cm" svg:x="10cm" svg:y="17.5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75cm" svg:y1="16.5cm" svg:x2="10.75cm" svg:y2="17.5cm" draw:start-shape="id5" draw:start-glue-point="8" draw:end-shape="id6" draw:end-glue-point="4" svg:d="M10750 16500v1000" svg:viewBox="0 0 1 1001">
          <text:p/>
        </draw:connector>
        <draw:g>
          <draw:custom-shape draw:style-name="gr11" draw:text-style-name="P4" draw:layer="layout" svg:width="0.333cm" svg:height="2cm" svg:x="14.167cm" svg:y="17.2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4.167cm" svg:y1="18.25cm" svg:x2="11.5cm" svg:y2="18.25cm">
            <text:p/>
          </draw:line>
          <draw:frame draw:style-name="gr12" draw:text-style-name="P5" draw:layer="layout" svg:width="4.952cm" svg:height="1.673cm" svg:x="14.5cm" svg:y="17.5cm">
            <draw:text-box>
              <text:p><text:span text:style-name="T3">Выводим на экран первоначальный массив</text:span></text:p>
            </draw:text-box>
          </draw:frame>
        </draw:g>
        <draw:custom-shape draw:style-name="gr8" draw:text-style-name="P7" xml:id="id7" draw:id="id7" draw:layer="layout" svg:width="1.5cm" svg:height="1.5cm" svg:x="10cm" svg:y="20.25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75cm" svg:y1="19cm" svg:x2="10.75cm" svg:y2="20.25cm" draw:start-shape="id6" draw:start-glue-point="8" draw:end-shape="id7" draw:end-glue-point="4" svg:d="M10750 19000v1250" svg:viewBox="0 0 1 1251">
          <text:p/>
        </draw:connector>
        <draw:custom-shape draw:style-name="gr3" draw:text-style-name="P3" xml:id="id8" draw:id="id8" draw:layer="layout" svg:width="8cm" svg:height="1cm" svg:x="6.75cm" svg:y="23cm">
          <text:p text:style-name="P3"><text:span text:style-name="T2">newArra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draw:type="line" svg:x1="10.75cm" svg:y1="21.75cm" svg:x2="10.75cm" svg:y2="23cm" draw:start-shape="id7" draw:start-glue-point="8" draw:end-shape="id8" draw:end-glue-point="5" svg:d="M10750 21750v1250" svg:viewBox="0 0 1 1251">
          <text:p/>
        </draw:connector>
        <draw:g>
          <draw:custom-shape draw:style-name="gr11" draw:text-style-name="P4" draw:layer="layout" svg:width="0.333cm" svg:height="2cm" svg:x="14.167cm" svg:y="20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4.167cm" svg:y1="21cm" svg:x2="11.5cm" svg:y2="21cm">
            <text:p/>
          </draw:line>
          <draw:frame draw:style-name="gr12" draw:text-style-name="P5" draw:layer="layout" svg:width="4.952cm" svg:height="1.673cm" svg:x="14.5cm" svg:y="20.25cm">
            <draw:text-box>
              <text:p><text:span text:style-name="T3">Меняем массив (оставляем строки только с длиной &lt;= 3</text:span></text:p>
            </draw:text-box>
          </draw:frame>
        </draw:g>
        <draw:custom-shape draw:style-name="gr8" draw:text-style-name="P7" xml:id="id9" draw:id="id9" draw:layer="layout" svg:width="1.5cm" svg:height="1.5cm" svg:x="10cm" svg:y="25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75cm" svg:y1="24cm" svg:x2="10.75cm" svg:y2="25cm" draw:start-shape="id8" draw:start-glue-point="8" draw:end-shape="id9" draw:end-glue-point="4" svg:d="M10750 24000v1000" svg:viewBox="0 0 1 1001">
          <text:p/>
        </draw:connector>
        <draw:g>
          <draw:custom-shape draw:style-name="gr11" draw:text-style-name="P4" draw:layer="layout" svg:width="0.333cm" svg:height="2cm" svg:x="14.167cm" svg:y="24.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4.167cm" svg:y1="25.75cm" svg:x2="11.5cm" svg:y2="25.75cm">
            <text:p/>
          </draw:line>
          <draw:frame draw:style-name="gr12" draw:text-style-name="P5" draw:layer="layout" svg:width="4.952cm" svg:height="1.673cm" svg:x="14.5cm" svg:y="25cm">
            <draw:text-box>
              <text:p><text:span text:style-name="T3">Выводим на экран измененный <text:s/>массив (длина строк &lt;= 3)</text:span></text:p>
            </draw:text-box>
          </draw:frame>
        </draw:g>
        <draw:custom-shape draw:style-name="gr2" draw:text-style-name="P3" xml:id="id10" draw:id="id10" draw:layer="layout" svg:width="8cm" svg:height="1cm" svg:x="6.75cm" svg:y="27.5cm">
          <text:p text:style-name="P3"><text:span text:style-name="T2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draw:layer="layout" draw:type="line" svg:x1="10.75cm" svg:y1="26.5cm" svg:x2="10.75cm" svg:y2="27.5cm" draw:start-shape="id9" draw:start-glue-point="8" draw:end-shape="id10" draw:end-glue-point="4" svg:d="M10750 26500v1000" svg:viewBox="0 0 1 1001">
          <text:p/>
        </draw:connector>
      </draw:page>
      <draw:page draw:name="page2" draw:style-name="dp1" draw:master-page-name="Обычный">
        <draw:custom-shape draw:style-name="gr8" draw:text-style-name="P7" xml:id="id11" draw:id="id11" draw:layer="layout" svg:width="1.5cm" svg:height="1.5cm" svg:x="9.75cm" svg:y="2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5cm" svg:y1="3.5cm" svg:x2="10.5cm" svg:y2="5cm" draw:start-shape="id11" draw:start-glue-point="8" draw:end-shape="id12" draw:end-glue-point="4" svg:d="M10500 3500v1500" svg:viewBox="0 0 1 1501">
          <text:p/>
        </draw:connector>
        <draw:custom-shape draw:style-name="gr13" draw:text-style-name="P7" xml:id="id12" draw:id="id12" draw:layer="layout" svg:width="8.5cm" svg:height="2cm" svg:x="6.25cm" svg:y="5cm">
          <text:p text:style-name="P6"><text:span text:style-name="T2">"Введите длину массива: "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7" xml:id="id13" draw:id="id13" draw:layer="layout" svg:width="8cm" svg:height="1cm" svg:x="6.5cm" svg:y="9cm">
          <text:p text:style-name="P6"><text:span text:style-name="T2">user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4" draw:text-style-name="P4" draw:layer="layout" draw:type="line" svg:x1="10.5cm" svg:y1="7cm" svg:x2="10.5cm" svg:y2="9.099cm" draw:start-shape="id12" draw:start-glue-point="6" draw:end-shape="id13" draw:end-glue-point="4" svg:d="M10500 7000v2099" svg:viewBox="0 0 1 2100">
          <text:p/>
        </draw:connector>
        <draw:custom-shape draw:style-name="gr15" draw:text-style-name="P7" xml:id="id14" draw:id="id14" draw:layer="layout" svg:width="8cm" svg:height="2cm" svg:x="6.5cm" svg:y="12cm">
          <text:p text:style-name="P6"><text:span text:style-name="T2">Преобразование в целочисленный тип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0.5cm" svg:y1="9.921cm" svg:x2="10.5cm" svg:y2="12cm" draw:start-shape="id13" draw:start-glue-point="6" draw:end-shape="id14" draw:end-glue-point="4" svg:d="M10500 9921v2079" svg:viewBox="0 0 1 2080">
          <text:p/>
        </draw:connector>
        <draw:custom-shape draw:style-name="gr3" draw:text-style-name="P3" xml:id="id15" draw:id="id15" draw:layer="layout" svg:width="8cm" svg:height="1cm" svg:x="6.5cm" svg:y="16cm">
          <text:p text:style-name="P8"><text:span text:style-name="T2">userNumb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draw:type="line" svg:x1="10.5cm" svg:y1="14cm" svg:x2="10.5cm" svg:y2="16cm" draw:start-shape="id14" draw:start-glue-point="6" draw:end-shape="id15" draw:end-glue-point="5" svg:d="M10500 14000v2000" svg:viewBox="0 0 1 2001">
          <text:p/>
        </draw:connector>
      </draw:page>
      <draw:page draw:name="page3" draw:style-name="dp1" draw:master-page-name="Обычный">
        <draw:custom-shape draw:style-name="gr8" draw:text-style-name="P7" xml:id="id16" draw:id="id16" draw:layer="layout" svg:width="1.5cm" svg:height="1.5cm" svg:x="9.751cm" svg:y="2.001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501cm" svg:y1="3.501cm" svg:x2="10.5cm" svg:y2="5cm" draw:start-shape="id16" draw:start-glue-point="8" draw:end-shape="id17" draw:end-glue-point="4" svg:d="M10501 3501l-1 1499" svg:viewBox="0 0 2 1500">
          <text:p/>
        </draw:connector>
        <draw:custom-shape draw:style-name="gr16" draw:text-style-name="P7" xml:id="id17" draw:id="id17" draw:layer="layout" svg:width="5cm" svg:height="2cm" svg:x="8cm" svg:y="5cm">
          <text:p text:style-name="P6"><text:span text:style-name="T2">temp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19" draw:id="id19" draw:layer="layout" svg:width="8cm" svg:height="1cm" svg:x="6.5cm" svg:y="17.75cm">
          <text:p text:style-name="P8"><text:span text:style-name="T2">tempArra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draw:type="line" svg:x1="10.5cm" svg:y1="16cm" svg:x2="10.5cm" svg:y2="17.75cm" draw:start-shape="id18" draw:start-glue-point="2" draw:end-shape="id19" draw:end-glue-point="5" svg:d="M10500 16000v1750" svg:viewBox="0 0 1 1751">
          <text:p/>
        </draw:connector>
        <draw:g>
          <draw:custom-shape draw:style-name="gr18" draw:text-style-name="P4" draw:layer="layout" svg:width="0.226cm" svg:height="3cm" svg:x="15.25cm" svg:y="4.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5.167cm" svg:y1="6cm" svg:x2="13cm" svg:y2="6cm">
            <text:p/>
          </draw:line>
          <draw:frame draw:style-name="gr19" draw:text-style-name="P5" draw:layer="layout" svg:width="4.024cm" svg:height="2.621cm" svg:x="15.476cm" svg:y="4.752cm">
            <draw:text-box>
              <text:p><text:span text:style-name="T3">Объявление массива с длиной полученной на этапе «1»</text:span></text:p>
            </draw:text-box>
          </draw:frame>
        </draw:g>
        <draw:polygon draw:style-name="gr20" draw:text-style-name="P7" xml:id="id20" draw:id="id20" draw:layer="layout" svg:width="14.999cm" svg:height="1.999cm" svg:x="3cm" svg:y="8cm" svg:viewBox="0 0 15000 2000" draw:points="0,2000 0,1000 2000,0 13000,0 15000,1000 15000,2000">
          <text:p text:style-name="P6"><text:span text:style-name="T2">«Создание массива строковых элементов»</text:span></text:p>
          <text:p text:style-name="P6"><text:span text:style-name="T2">tempArray.Length</text:span></text:p>
        </draw:polygon>
        <draw:connector draw:style-name="gr4" draw:text-style-name="P4" draw:layer="layout" draw:type="line" svg:x1="10.5cm" svg:y1="7cm" svg:x2="10.5cm" svg:y2="8cm" draw:start-shape="id17" draw:start-glue-point="6" draw:end-shape="id20" draw:end-glue-point="0" svg:d="M10500 7000v1000" svg:viewBox="0 0 1 1001">
          <text:p/>
        </draw:connector>
        <draw:polygon draw:style-name="gr21" draw:text-style-name="P7" xml:id="id18" draw:id="id18" draw:layer="layout" svg:width="14.999cm" svg:height="1.999cm" svg:x="3cm" svg:y="14cm" svg:viewBox="0 0 15000 2000" draw:points="0,0 15000,0 15000,1000 13000,2000 2000,2000 0,1000">
          <text:p text:style-name="P7"><text:span text:style-name="T2">«Создание массива строковых элементов»</text:span></text:p>
        </draw:polygon>
        <draw:custom-shape draw:style-name="gr8" draw:text-style-name="P7" xml:id="id21" draw:id="id21" draw:layer="layout" svg:width="1.5cm" svg:height="1.5cm" svg:x="9.75cm" svg:y="11.25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7" draw:layer="layout" svg:width="1.5cm" svg:height="1.5cm" svg:x="9.752cm" svg:y="2.002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5cm" svg:y1="10cm" svg:x2="10.5cm" svg:y2="11.25cm" draw:start-shape="id20" draw:start-glue-point="2" draw:end-shape="id21" draw:end-glue-point="4" svg:d="M10500 10000v1250" svg:viewBox="0 0 1 1251">
          <text:p/>
        </draw:connector>
        <draw:connector draw:style-name="gr4" draw:text-style-name="P4" draw:layer="layout" draw:type="line" svg:x1="10.5cm" svg:y1="12.75cm" svg:x2="10.5cm" svg:y2="14cm" draw:start-shape="id21" draw:start-glue-point="8" draw:end-shape="id18" draw:end-glue-point="0" svg:d="M10500 12750v1250" svg:viewBox="0 0 1 1251">
          <text:p/>
        </draw:connector>
        <draw:g>
          <draw:custom-shape draw:style-name="gr11" draw:text-style-name="P4" draw:layer="layout" svg:width="0.226cm" svg:height="2cm" svg:x="13.5cm" svg:y="11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3.5cm" svg:y1="12cm" svg:x2="11.333cm" svg:y2="12cm">
            <text:p/>
          </draw:line>
          <draw:frame draw:style-name="gr22" draw:text-style-name="P5" draw:layer="layout" svg:width="2.774cm" svg:height="1.673cm" svg:x="13.476cm" svg:y="11.25cm">
            <draw:text-box>
              <text:p><text:span text:style-name="T3">Создание строковых элементов</text:span></text:p>
            </draw:text-box>
          </draw:frame>
        </draw:g>
      </draw:page>
      <draw:page draw:name="page4" draw:style-name="dp1" draw:master-page-name="Обычный">
        <draw:custom-shape draw:style-name="gr8" draw:text-style-name="P7" xml:id="id22" draw:id="id22" draw:layer="layout" svg:width="1.5cm" svg:height="1.5cm" svg:x="9.753cm" svg:y="2.00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503cm" svg:y1="3.503cm" svg:x2="10.519cm" svg:y2="5.047cm" draw:start-shape="id22" draw:start-glue-point="8" svg:d="M10503 3503l16 1544" svg:viewBox="0 0 17 1545">
          <text:p/>
        </draw:connector>
        <draw:custom-shape draw:style-name="gr23" draw:text-style-name="P10" xml:id="id23" draw:id="id23" draw:layer="layout" svg:width="9cm" svg:height="3.249cm" svg:x="6cm" svg:y="4.501cm">
          <text:p text:style-name="P9"><text:span text:style-name="T4">'A', 'B', 'C', 'D', 'E', 'F', 'G', 'H',</text:span></text:p>
          <text:p text:style-name="P9"><text:span text:style-name="T4"><text:s text:c="4"/></text:span><text:span text:style-name="T4">'I', 'J', 'K', 'L', 'M', 'N', 'O', 'P', 'Q', 'R', 'S', 'T',</text:span></text:p>
          <text:p text:style-name="P9"><text:span text:style-name="T4"><text:s text:c="4"/></text:span><text:span text:style-name="T4">'U', 'V', 'W', 'X', 'Y', 'Z', 'a', 'b', 'c', 'd', 'e', 'f', </text:span></text:p>
          <text:p text:style-name="P9"><text:span text:style-name="T4"><text:s text:c="4"/></text:span><text:span text:style-name="T4">'g', 'h', 'i', 'j', 'k', 'l', 'm', 'n', 'o', 'p', 'q', 'r',</text:span></text:p>
          <text:p text:style-name="P9"><text:span text:style-name="T4"><text:s text:c="4"/></text:span><text:span text:style-name="T4">'s', 't', 'u', 'v', 'w', 'x', 'y', 'z', '0', '1', '2', '3',</text:span></text:p>
          <text:p text:style-name="P9"><text:span text:style-name="T4"><text:s text:c="4"/></text:span><text:span text:style-name="T4">'4', '5', '6', '7', '8', '9', '-', ':', ')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24" draw:id="id24" draw:layer="layout" svg:width="8cm" svg:height="2.25cm" svg:x="6.5cm" svg:y="9cm">
          <text:p text:style-name="P9"><text:span text:style-name="T4">Объявление строкового элемента (element), символа (rndSymbol), случайной длины строкового элемента (rndElementLengt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5" draw:text-style-name="P4" draw:layer="layout" svg:width="0.182cm" svg:height="2.75cm" svg:x="16.318cm" svg:y="8.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6.25cm" svg:y1="10.125cm" svg:x2="14.5cm" svg:y2="10.125cm">
            <text:p/>
          </draw:line>
          <draw:frame draw:style-name="gr26" draw:text-style-name="P5" draw:layer="layout" svg:width="3.25cm" svg:height="2.621cm" svg:x="16.5cm" svg:y="8.981cm">
            <draw:text-box>
              <text:p><text:span text:style-name="T3">Объявление массива с длиной полученной на этапе «1»</text:span></text:p>
            </draw:text-box>
          </draw:frame>
        </draw:g>
        <draw:connector draw:style-name="gr27" draw:text-style-name="P4" draw:layer="layout" draw:type="line" svg:x1="10.5cm" svg:y1="7.75cm" svg:x2="10.5cm" svg:y2="9cm" draw:start-shape="id23" draw:start-glue-point="6" draw:end-shape="id24" draw:end-glue-point="4" svg:d="M10500 7750v1250" svg:viewBox="0 0 1 1251">
          <text:p text:style-name="P6"/>
        </draw:connector>
        <draw:polygon draw:style-name="gr20" draw:text-style-name="P10" xml:id="id25" draw:id="id25" draw:layer="layout" svg:width="8.999cm" svg:height="1.999cm" svg:x="6cm" svg:y="12cm" svg:viewBox="0 0 9000 2000" draw:points="0,2000 0,1000 1000,0 8000,0 9000,1000 9000,2000">
          <text:p text:style-name="P9"><text:span text:style-name="T4">«Создание строкового элемента»</text:span></text:p>
          <text:p text:style-name="P9"><text:span text:style-name="T4">rndElementLength</text:span></text:p>
        </draw:polygon>
        <draw:polygon draw:style-name="gr21" draw:text-style-name="P10" draw:layer="layout" svg:width="8.999cm" svg:height="1.999cm" svg:x="6cm" svg:y="23cm" svg:viewBox="0 0 9000 2000" draw:points="0,0 9000,0 9000,1000 7800,2000 1200,2000 0,1000">
          <text:p text:style-name="P10"><text:span text:style-name="T4">«Создание массива строковых элементов»</text:span></text:p>
        </draw:polygon>
        <draw:custom-shape draw:style-name="gr28" draw:text-style-name="P10" xml:id="id26" draw:id="id26" draw:layer="layout" svg:width="11cm" svg:height="2cm" svg:x="5cm" svg:y="15cm">
          <text:p text:style-name="P6"><text:span text:style-name="T4">I = 0 ||</text:span></text:p>
          <text:p text:style-name="P6"><text:span text:style-name="T4">i == rndElementLength -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7" draw:text-style-name="P4" draw:layer="layout" draw:type="line" svg:x1="10.5cm" svg:y1="14cm" svg:x2="10.5cm" svg:y2="15cm" draw:start-shape="id25" draw:start-glue-point="2" draw:end-shape="id26" draw:end-glue-point="4" svg:d="M10500 14000v1000" svg:viewBox="0 0 1 1001">
          <text:p/>
        </draw:connector>
        <draw:line draw:style-name="gr29" draw:text-style-name="P4" draw:layer="layout" svg:x1="16cm" svg:y1="16cm" svg:x2="18cm" svg:y2="16cm">
          <text:p/>
        </draw:line>
        <draw:line draw:style-name="gr29" draw:text-style-name="P4" draw:layer="layout" svg:x1="18cm" svg:y1="18cm" svg:x2="18cm" svg:y2="16cm">
          <text:p/>
        </draw:line>
        <draw:line draw:style-name="gr29" draw:text-style-name="P4" draw:layer="layout" svg:x1="3cm" svg:y1="16cm" svg:x2="5cm" svg:y2="16cm">
          <text:p/>
        </draw:line>
        <draw:line draw:style-name="gr29" draw:text-style-name="P4" draw:layer="layout" svg:x1="3cm" svg:y1="18cm" svg:x2="3cm" svg:y2="16cm">
          <text:p/>
        </draw:line>
        <draw:frame draw:style-name="gr30" draw:text-style-name="P11" draw:layer="layout" svg:width="1.75cm" svg:height="1cm" svg:x="3.25cm" svg:y="15cm">
          <draw:text-box>
            <text:p text:style-name="P6"><text:span text:style-name="T5">No</text:span></text:p>
          </draw:text-box>
        </draw:frame>
        <draw:frame draw:style-name="gr31" draw:text-style-name="P11" draw:layer="layout" svg:width="1.75cm" svg:height="0.962cm" svg:x="16cm" svg:y="15cm">
          <draw:text-box>
            <text:p text:style-name="P6"><text:span text:style-name="T5">Yes</text:span></text:p>
          </draw:text-box>
        </draw:frame>
        <draw:custom-shape draw:style-name="gr32" draw:text-style-name="P13" draw:layer="layout" svg:width="4.5cm" svg:height="1cm" svg:x="15.25cm" svg:y="18cm">
          <text:p text:style-name="P12"><text:span text:style-name="T4">Element += ' " 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3" draw:layer="layout" svg:width="11cm" svg:height="1cm" svg:x="2cm" svg:y="18cm">
          <text:p text:style-name="P12"><text:span text:style-name="T4">Случайный номер символа из справочника (rndSymbolNumb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4" draw:text-style-name="P4" draw:layer="layout" svg:width="0.182cm" svg:height="1.398cm" svg:x="16.818cm" svg:y="5.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6.75cm" svg:y1="6.199cm" svg:x2="15cm" svg:y2="6.199cm">
            <text:p/>
          </draw:line>
          <draw:frame draw:style-name="gr35" draw:text-style-name="P5" draw:layer="layout" svg:width="3.25cm" svg:height="1.222cm" svg:x="17cm" svg:y="5.617cm">
            <draw:text-box>
              <text:p><text:span text:style-name="T3">Справочник символов</text:span></text:p>
            </draw:text-box>
          </draw:frame>
        </draw:g>
        <draw:custom-shape draw:style-name="gr36" draw:text-style-name="P13" draw:layer="layout" svg:width="12cm" svg:height="1cm" svg:x="2cm" svg:y="20cm">
          <text:p text:style-name="P12"><text:span text:style-name="T6">rndSymbol = символ из справочника[</text:span><text:span text:style-name="T4">rndSymbolNumber]</text:span></text:p>
          <text:p text:style-name="P12"><text:span text:style-name="T4">element += rndSymbol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4" draw:layer="layout" svg:x1="3cm" svg:y1="20cm" svg:x2="3cm" svg:y2="19cm">
          <text:p/>
        </draw:line>
        <draw:line draw:style-name="gr29" draw:text-style-name="P4" draw:layer="layout" svg:x1="3cm" svg:y1="22cm" svg:x2="3cm" svg:y2="21cm">
          <text:p/>
        </draw:line>
        <draw:line draw:style-name="gr29" draw:text-style-name="P4" draw:layer="layout" svg:x1="18cm" svg:y1="22cm" svg:x2="3cm" svg:y2="22cm">
          <text:p/>
        </draw:line>
        <draw:line draw:style-name="gr29" draw:text-style-name="P4" draw:layer="layout" svg:x1="18cm" svg:y1="22cm" svg:x2="18cm" svg:y2="19cm">
          <text:p/>
        </draw:line>
        <draw:line draw:style-name="gr29" draw:text-style-name="P4" draw:layer="layout" svg:x1="10.5cm" svg:y1="23cm" svg:x2="10.5cm" svg:y2="22cm">
          <text:p/>
        </draw:line>
        <draw:connector draw:style-name="gr27" draw:text-style-name="P4" draw:layer="layout" draw:type="line" svg:x1="10.5cm" svg:y1="25cm" svg:x2="10.5cm" svg:y2="26cm" svg:d="M10500 25000v1000" svg:viewBox="0 0 1 1001">
          <text:p/>
        </draw:connector>
        <draw:custom-shape draw:style-name="gr37" draw:text-style-name="P8" draw:layer="layout" svg:width="8cm" svg:height="1cm" svg:x="6.25cm" svg:y="26cm">
          <text:p text:style-name="P8"><text:span text:style-name="T2">elemen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</draw:page>
      <draw:page draw:name="page5" draw:style-name="dp1" draw:master-page-name="Обычный">
        <draw:custom-shape draw:style-name="gr8" draw:text-style-name="P7" xml:id="id27" draw:id="id27" draw:layer="layout" svg:width="1.5cm" svg:height="1.5cm" svg:x="10.25cm" svg:y="2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4" draw:text-style-name="P4" draw:layer="layout" draw:type="line" svg:x1="11cm" svg:y1="3.5cm" svg:x2="11cm" svg:y2="5cm" draw:start-shape="id27" draw:start-glue-point="8" draw:end-shape="id28" draw:end-glue-point="4" svg:d="M11000 3500v1500" svg:viewBox="0 0 1 1501">
          <text:p/>
        </draw:connector>
        <draw:custom-shape draw:style-name="gr38" draw:text-style-name="P7" xml:id="id29" draw:id="id29" draw:layer="layout" svg:width="10cm" svg:height="3cm" svg:x="6cm" svg:y="9cm">
          <text:p text:style-name="P6"><text:span text:style-name="T2">"Входящий текст:</text:span></text:p>
          <text:p text:style-name="P6"><text:span text:style-name="T2">+</text:span></text:p>
          <text:p text:style-name="P6"><text:span text:style-name="T2">массив с разделителем"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4" draw:text-style-name="P15" xml:id="id28" draw:id="id28" draw:layer="layout" svg:width="8cm" svg:height="2.25cm" svg:x="7cm" svg:y="5cm">
          <text:p text:style-name="P14"><text:span text:style-name="T7">Разделитель элементов массива ", </text:span><text:span text:style-name="T8">"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1cm" svg:y1="7.25cm" svg:x2="11cm" svg:y2="9cm" draw:start-shape="id28" draw:start-glue-point="6" draw:end-shape="id29" draw:end-glue-point="4" svg:d="M11000 7250v1750" svg:viewBox="0 0 1 1751">
          <text:p/>
        </draw:connector>
      </draw:page>
      <draw:page draw:name="page6" draw:style-name="dp1" draw:master-page-name="Обычный">
        <draw:custom-shape draw:style-name="gr8" draw:text-style-name="P7" draw:layer="layout" svg:width="1.5cm" svg:height="1.5cm" svg:x="10cm" svg:y="2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5.992cm" svg:y1="4.038cm" svg:x2="6cm" svg:y2="5cm" draw:end-shape="id30" draw:end-glue-point="4" svg:d="M5992 4038l8 962" svg:viewBox="0 0 9 963">
          <text:p/>
        </draw:connector>
        <draw:custom-shape draw:style-name="gr15" draw:text-style-name="P15" xml:id="id30" draw:id="id30" draw:layer="layout" svg:width="8cm" svg:height="2cm" svg:x="2cm" svg:y="5cm">
          <text:p text:style-name="P14"><text:span text:style-name="T8">Объявление нового массива (newArray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0cm" svg:y1="6cm" svg:x2="12.25cm" svg:y2="6cm" draw:start-shape="id30" draw:start-glue-point="7" draw:end-shape="id31" draw:end-glue-point="6" svg:d="M10000 6000h2250" svg:viewBox="0 0 2251 1">
          <text:p/>
        </draw:connector>
        <draw:custom-shape draw:style-name="gr8" draw:text-style-name="P7" xml:id="id31" draw:id="id31" draw:layer="layout" svg:width="1.5cm" svg:height="1.5cm" svg:x="12.25cm" svg:y="5.25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g>
          <draw:custom-shape draw:style-name="gr39" draw:text-style-name="P4" draw:layer="layout" svg:width="0.182cm" svg:height="2.25cm" svg:x="15.568cm" svg:y="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5.5cm" svg:y1="6.109cm" svg:x2="13.75cm" svg:y2="6.109cm">
            <text:p/>
          </draw:line>
          <draw:frame draw:style-name="gr40" draw:text-style-name="P5" draw:layer="layout" svg:width="3.25cm" svg:height="2.147cm" svg:x="15.75cm" svg:y="5.126cm">
            <draw:text-box>
              <text:p><text:span text:style-name="T3">Определение размера нового массива</text:span></text:p>
            </draw:text-box>
          </draw:frame>
        </draw:g>
        <draw:line draw:style-name="gr29" draw:text-style-name="P4" draw:layer="layout" svg:x1="6cm" svg:y1="4cm" svg:x2="10.75cm" svg:y2="4cm">
          <text:p/>
        </draw:line>
        <draw:line draw:style-name="gr29" draw:text-style-name="P4" draw:layer="layout" svg:x1="10.75cm" svg:y1="3.5cm" svg:x2="10.75cm" svg:y2="4cm">
          <text:p/>
        </draw:line>
        <draw:connector draw:style-name="gr4" draw:text-style-name="P4" draw:layer="layout" draw:type="line" svg:x1="10.5cm" svg:y1="11cm" svg:x2="10.5cm" svg:y2="12cm" draw:start-shape="id32" draw:start-glue-point="1" draw:end-shape="id33" draw:end-glue-point="0" svg:d="M10500 11000v1000" svg:viewBox="0 0 1 1001">
          <text:p/>
        </draw:connector>
        <draw:line draw:style-name="gr29" draw:text-style-name="P4" draw:layer="layout" svg:x1="6cm" svg:y1="8cm" svg:x2="6cm" svg:y2="7cm">
          <text:p/>
        </draw:line>
        <draw:custom-shape draw:style-name="gr15" draw:text-style-name="P15" draw:layer="layout" svg:width="8cm" svg:height="2cm" svg:x="2cm" svg:y="8cm">
          <text:p text:style-name="P14"><text:span text:style-name="T8">Объявление счетчика элементов нового массива (cou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4" draw:layer="layout" svg:x1="6cm" svg:y1="11cm" svg:x2="6cm" svg:y2="10cm">
          <text:p/>
        </draw:line>
        <draw:line draw:style-name="gr29" draw:text-style-name="P4" xml:id="id32" draw:id="id32" draw:layer="layout" svg:x1="6cm" svg:y1="11cm" svg:x2="10.5cm" svg:y2="11cm">
          <text:p/>
        </draw:line>
        <draw:polygon draw:style-name="gr20" draw:text-style-name="P15" xml:id="id33" draw:id="id33" draw:layer="layout" svg:width="8.999cm" svg:height="1.999cm" svg:x="6cm" svg:y="12cm" svg:viewBox="0 0 9000 2000" draw:points="0,2000 0,1000 1000,0 8000,0 9000,1000 9000,2000">
          <text:p text:style-name="P14"><text:span text:style-name="T4">«Фильтрация элементов массива»</text:span></text:p>
          <text:p text:style-name="P14"><text:span text:style-name="T4">tempArray.Length</text:span></text:p>
        </draw:polygon>
        <draw:polygon draw:style-name="gr21" draw:text-style-name="P10" xml:id="id35" draw:id="id35" draw:layer="layout" svg:width="8.999cm" svg:height="1.999cm" svg:x="6cm" svg:y="23cm" svg:viewBox="0 0 9000 2000" draw:points="0,0 9000,0 9000,1000 7800,2000 1200,2000 0,1000">
          <text:p text:style-name="P10"><text:span text:style-name="T6">«</text:span><text:span text:style-name="T4">Фильтрация элементов массива»</text:span></text:p>
        </draw:polygon>
        <draw:custom-shape draw:style-name="gr41" draw:text-style-name="P10" xml:id="id34" draw:id="id34" draw:layer="layout" svg:width="13cm" svg:height="2cm" svg:x="4cm" svg:y="15cm">
          <text:p text:style-name="P6"><text:span text:style-name="T4">tempArray[i].Length &lt;= 5 &amp;&amp; tempArray[i].Length &gt;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7" draw:text-style-name="P4" draw:layer="layout" draw:type="line" svg:x1="10.5cm" svg:y1="14cm" svg:x2="10.5cm" svg:y2="15cm" draw:start-shape="id33" draw:start-glue-point="2" draw:end-shape="id34" draw:end-glue-point="4" svg:d="M10500 14000v1000" svg:viewBox="0 0 1 1001">
          <text:p/>
        </draw:connector>
        <draw:line draw:style-name="gr29" draw:text-style-name="P4" draw:layer="layout" svg:x1="17cm" svg:y1="16cm" svg:x2="18cm" svg:y2="16cm">
          <text:p/>
        </draw:line>
        <draw:line draw:style-name="gr29" draw:text-style-name="P4" draw:layer="layout" svg:x1="18cm" svg:y1="18cm" svg:x2="18cm" svg:y2="16cm">
          <text:p/>
        </draw:line>
        <draw:line draw:style-name="gr29" draw:text-style-name="P4" draw:layer="layout" svg:x1="3cm" svg:y1="16cm" svg:x2="4cm" svg:y2="16cm">
          <text:p/>
        </draw:line>
        <draw:line draw:style-name="gr29" draw:text-style-name="P4" draw:layer="layout" svg:x1="3cm" svg:y1="22cm" svg:x2="3cm" svg:y2="16cm">
          <text:p/>
        </draw:line>
        <draw:frame draw:style-name="gr30" draw:text-style-name="P11" draw:layer="layout" svg:width="1.75cm" svg:height="1cm" svg:x="3cm" svg:y="15cm">
          <draw:text-box>
            <text:p text:style-name="P6"><text:span text:style-name="T5">No</text:span></text:p>
          </draw:text-box>
        </draw:frame>
        <draw:frame draw:style-name="gr31" draw:text-style-name="P11" draw:layer="layout" svg:width="1.75cm" svg:height="0.962cm" svg:x="16.75cm" svg:y="14.788cm">
          <draw:text-box>
            <text:p text:style-name="P6"><text:span text:style-name="T5">Yes</text:span></text:p>
          </draw:text-box>
        </draw:frame>
        <draw:custom-shape draw:style-name="gr42" draw:text-style-name="P13" draw:layer="layout" svg:width="8.75cm" svg:height="1cm" svg:x="11cm" svg:y="18cm">
          <text:p text:style-name="P12"><text:span text:style-name="T4">count += 1;</text:span></text:p>
          <text:p text:style-name="P12"><text:span text:style-name="T4"><text:s text:c="12"/></text:span><text:span text:style-name="T4">newArray[count - 1] = tempArray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4" draw:layer="layout" svg:x1="18cm" svg:y1="22cm" svg:x2="3cm" svg:y2="22cm">
          <text:p/>
        </draw:line>
        <draw:line draw:style-name="gr29" draw:text-style-name="P4" draw:layer="layout" svg:x1="18cm" svg:y1="22cm" svg:x2="18cm" svg:y2="19cm">
          <text:p/>
        </draw:line>
        <draw:line draw:style-name="gr29" draw:text-style-name="P4" draw:layer="layout" svg:x1="10.5cm" svg:y1="23cm" svg:x2="10.5cm" svg:y2="22cm">
          <text:p/>
        </draw:line>
        <draw:custom-shape draw:style-name="gr43" draw:text-style-name="P8" xml:id="id36" draw:id="id36" draw:layer="layout" svg:width="8cm" svg:height="1cm" svg:x="6.5cm" svg:y="26cm">
          <text:p text:style-name="P8"><text:span text:style-name="T8">newArra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7" draw:text-style-name="P4" draw:layer="layout" draw:type="line" svg:x1="10.5cm" svg:y1="25cm" svg:x2="10.5cm" svg:y2="26cm" draw:start-shape="id35" draw:start-glue-point="2" draw:end-shape="id36" draw:end-glue-point="5" svg:d="M10500 25000v1000" svg:viewBox="0 0 1 1001">
          <text:p/>
        </draw:connector>
        <draw:g>
          <draw:custom-shape draw:style-name="gr18" draw:text-style-name="P4" draw:layer="layout" svg:width="0.182cm" svg:height="3cm" draw:transform="rotate (-3.14159265358979) translate (9.25cm 20.5cm)">
            <text:p/>
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6" draw:text-style-name="P4" draw:layer="layout" svg:x1="11cm" svg:y1="18.5cm" svg:x2="9.25cm" svg:y2="18.5cm">
            <text:p/>
          </draw:line>
          <draw:frame draw:style-name="gr44" draw:text-style-name="P5" draw:layer="layout" svg:width="5.75cm" svg:height="3.147cm" svg:x="3.75cm" svg:y="17.353cm">
            <draw:text-box>
              <text:p><text:span text:style-name="T3">Отдельный счетчик при фильтрации необходим для присваивания значений элементам нового массива «подряд» (без нулевых элементов)</text:span></text:p>
            </draw:text-box>
          </draw:frame>
        </draw:g>
      </draw:page>
      <draw:page draw:name="page7" draw:style-name="dp1" draw:master-page-name="Обычный">
        <draw:custom-shape draw:style-name="gr8" draw:text-style-name="P7" xml:id="id37" draw:id="id37" draw:layer="layout" svg:width="1.5cm" svg:height="1.5cm" svg:x="10.001cm" svg:y="2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draw:type="line" svg:x1="10.751cm" svg:y1="3.5cm" svg:x2="10.75cm" svg:y2="5cm" draw:start-shape="id37" draw:start-glue-point="8" draw:end-shape="id38" draw:end-glue-point="4" svg:d="M10751 3500l-1 1500" svg:viewBox="0 0 2 1501">
          <text:p/>
        </draw:connector>
        <draw:custom-shape draw:style-name="gr45" draw:text-style-name="P15" xml:id="id38" draw:id="id38" draw:layer="layout" svg:width="10cm" svg:height="2cm" svg:x="5.75cm" svg:y="5cm">
          <text:p text:style-name="P14"><text:span text:style-name="T8">Объявление переменной длины нового массива (newArrayLengt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0.75cm" svg:y1="7cm" svg:x2="10.75cm" svg:y2="8.5cm" draw:start-shape="id38" draw:start-glue-point="6" draw:end-shape="id39" draw:end-glue-point="0" svg:d="M10750 7000v1500" svg:viewBox="0 0 1 1501">
          <text:p/>
        </draw:connector>
        <draw:polygon draw:style-name="gr20" draw:text-style-name="P15" xml:id="id39" draw:id="id39" draw:layer="layout" svg:width="8.999cm" svg:height="1.999cm" svg:x="6.25cm" svg:y="8.5cm" svg:viewBox="0 0 9000 2000" draw:points="0,2000 0,1000 1000,0 8000,0 9000,1000 9000,2000">
          <text:p text:style-name="P14"><text:span text:style-name="T4">«Подсчет элементов массива,</text:span></text:p>
          <text:p text:style-name="P14"><text:span text:style-name="T4">удовлетворяющих условию»</text:span></text:p>
          <text:p text:style-name="P14"><text:span text:style-name="T4">tempArray.Length</text:span></text:p>
        </draw:polygon>
        <draw:polygon draw:style-name="gr21" draw:text-style-name="P10" xml:id="id41" draw:id="id41" draw:layer="layout" svg:width="8.999cm" svg:height="1.999cm" svg:x="6.25cm" svg:y="19.5cm" svg:viewBox="0 0 9000 2000" draw:points="0,0 9000,0 9000,1000 7800,2000 1200,2000 0,1000">
          <text:p text:style-name="P13"><text:span text:style-name="T4">«Подсчет элементов массива,</text:span></text:p>
          <text:p text:style-name="P13"><text:span text:style-name="T4">удовлетворяющих условию»</text:span></text:p>
        </draw:polygon>
        <draw:custom-shape draw:style-name="gr41" draw:text-style-name="P10" xml:id="id40" draw:id="id40" draw:layer="layout" svg:width="13cm" svg:height="2cm" svg:x="4.25cm" svg:y="11.5cm">
          <text:p text:style-name="P6"><text:span text:style-name="T4">tempArray[i].Length &lt;= 5 &amp;&amp; tempArray[i].Length &gt;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7" draw:text-style-name="P4" draw:layer="layout" draw:type="line" svg:x1="10.75cm" svg:y1="10.5cm" svg:x2="10.75cm" svg:y2="11.5cm" draw:start-shape="id39" draw:start-glue-point="2" draw:end-shape="id40" draw:end-glue-point="4" svg:d="M10750 10500v1000" svg:viewBox="0 0 1 1001">
          <text:p/>
        </draw:connector>
        <draw:line draw:style-name="gr29" draw:text-style-name="P4" draw:layer="layout" svg:x1="17.25cm" svg:y1="12.5cm" svg:x2="18.25cm" svg:y2="12.5cm">
          <text:p/>
        </draw:line>
        <draw:line draw:style-name="gr29" draw:text-style-name="P4" draw:layer="layout" svg:x1="18.25cm" svg:y1="14.5cm" svg:x2="18.25cm" svg:y2="12.5cm">
          <text:p/>
        </draw:line>
        <draw:line draw:style-name="gr29" draw:text-style-name="P4" draw:layer="layout" svg:x1="3.25cm" svg:y1="12.5cm" svg:x2="4.25cm" svg:y2="12.5cm">
          <text:p/>
        </draw:line>
        <draw:line draw:style-name="gr29" draw:text-style-name="P4" draw:layer="layout" svg:x1="3.25cm" svg:y1="18.5cm" svg:x2="3.25cm" svg:y2="12.5cm">
          <text:p/>
        </draw:line>
        <draw:frame draw:style-name="gr30" draw:text-style-name="P11" draw:layer="layout" svg:width="1.75cm" svg:height="1cm" svg:x="3.25cm" svg:y="11.5cm">
          <draw:text-box>
            <text:p text:style-name="P6"><text:span text:style-name="T5">No</text:span></text:p>
          </draw:text-box>
        </draw:frame>
        <draw:frame draw:style-name="gr31" draw:text-style-name="P11" draw:layer="layout" svg:width="1.75cm" svg:height="0.962cm" svg:x="17cm" svg:y="11.288cm">
          <draw:text-box>
            <text:p text:style-name="P6"><text:span text:style-name="T5">Yes</text:span></text:p>
          </draw:text-box>
        </draw:frame>
        <draw:custom-shape draw:style-name="gr46" draw:text-style-name="P13" draw:layer="layout" svg:width="7cm" svg:height="1cm" svg:x="12.5cm" svg:y="14.5cm">
          <text:p text:style-name="P12"><text:span text:style-name="T4">newArrayLength +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4" draw:layer="layout" svg:x1="18.25cm" svg:y1="18.5cm" svg:x2="3.25cm" svg:y2="18.5cm">
          <text:p/>
        </draw:line>
        <draw:line draw:style-name="gr29" draw:text-style-name="P4" draw:layer="layout" svg:x1="18.25cm" svg:y1="18.5cm" svg:x2="18.25cm" svg:y2="15.5cm">
          <text:p/>
        </draw:line>
        <draw:line draw:style-name="gr29" draw:text-style-name="P4" draw:layer="layout" svg:x1="10.75cm" svg:y1="19.5cm" svg:x2="10.75cm" svg:y2="18.5cm">
          <text:p/>
        </draw:line>
        <draw:custom-shape draw:style-name="gr47" draw:text-style-name="P16" xml:id="id42" draw:id="id42" draw:layer="layout" svg:width="8.5cm" svg:height="1cm" svg:x="6.5cm" svg:y="22.5cm">
          <text:p text:style-name="P16"><text:span text:style-name="T8">newArrayLengt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7" draw:text-style-name="P4" draw:layer="layout" draw:type="line" svg:x1="10.75cm" svg:y1="21.5cm" svg:x2="10.75cm" svg:y2="22.5cm" draw:start-shape="id41" draw:start-glue-point="2" draw:end-shape="id42" draw:end-glue-point="5" svg:d="M10750 21500v1000" svg:viewBox="0 0 1 1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Стили_20_стрелок_20_10" draw:display-name="Стили стрелок 10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draw:fill="none" draw:fill-gradient-name="Gradient_20_1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4T21:14:02.221000000</dc:date>
    <meta:editing-duration>PT1H52M47S</meta:editing-duration>
    <meta:editing-cycles>15</meta:editing-cycles>
    <meta:generator>LibreOffice/7.3.4.2$Windows_X86_64 LibreOffice_project/728fec16bd5f605073805c3c9e7c4212a0120dc5</meta:generator>
    <meta:document-statistic meta:object-count="163"/>
  </office:meta>
</office:document-meta>
</file>